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Lucida Sans Unicode', 'Lucida Grand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loext:graphic-properties draw:fill="solid" draw:fill-color="#ffffff" draw:opacity="100%"/>
      <style:paragraph-properties fo:margin-left="0in" fo:margin-right="0in" fo:text-align="start" style:justify-single-word="false" fo:orphans="2" fo:widows="2" fo:text-indent="0in" style:auto-text-indent="false" fo:background-color="#ffffff" fo:padding="0in" fo:border="none"/>
      <style:text-properties fo:font-variant="normal" fo:text-transform="none" fo:color="#494c4e" style:font-name="Lato" fo:font-size="14.25pt" fo:letter-spacing="normal" fo:font-style="normal" fo:font-weight="normal"/>
    </style:style>
    <style:style style:name="P2" style:family="paragraph" style:parent-style-name="Text_20_body" style:list-style-name="L1">
      <loext:graphic-properties draw:fill="none" draw:fill-color="#ffffff" draw:opacity="100%"/>
      <style:paragraph-properties fo:margin-left="0in" fo:margin-right="0in" fo:text-align="start" style:justify-single-word="false" fo:orphans="2" fo:widows="2" fo:text-indent="0in" style:auto-text-indent="false" fo:background-color="transparent" fo:padding="0in" fo:border="none"/>
      <style:text-properties fo:font-variant="normal" fo:text-transform="none" fo:color="#494c4e" style:font-name="Lato" fo:font-size="14.25pt" fo:letter-spacing="normal" fo:font-style="normal" fo:font-weight="normal" fo:background-color="transparent" loext:padding="0in" loext:border="none"/>
    </style:style>
    <style:style style:name="P3" style:family="paragraph" style:parent-style-name="Text_20_body">
      <loext:graphic-properties draw:fill="solid" draw:fill-color="#ffffff" draw:opacity="100%"/>
      <style:paragraph-properties fo:margin-left="0in" fo:margin-right="0in" fo:text-align="start" style:justify-single-word="false" fo:orphans="2" fo:widows="2" fo:text-indent="0in" style:auto-text-indent="false" fo:background-color="#ffffff" fo:padding="0in" fo:border="none"/>
      <style:text-properties fo:font-variant="normal" fo:text-transform="none" fo:color="#494c4e" style:font-name="Lato" fo:font-size="14.25pt" fo:letter-spacing="normal" fo:font-style="normal" fo:font-weight="normal" officeooo:rsid="00150ac9" officeooo:paragraph-rsid="00150ac9"/>
    </style:style>
    <style:style style:name="P4" style:family="paragraph" style:parent-style-name="Text_20_body" style:list-style-name="L1">
      <loext:graphic-properties draw:fill="none" draw:fill-color="#ffffff" draw:opacity="100%"/>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style>
    <style:style style:name="P5" style:family="paragraph" style:parent-style-name="Text_20_body" style:list-style-name="L1">
      <loext:graphic-properties draw:fill="none" draw:fill-color="#ffffff" draw:opacity="100%"/>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494c4e" style:font-name="Lato" fo:font-size="14.25pt" fo:letter-spacing="normal" fo:font-style="normal" fo:font-weight="normal"/>
    </style:style>
    <style:style style:name="P6" style:family="paragraph" style:parent-style-name="Text_20_body" style:list-style-name="L1">
      <loext:graphic-properties draw:fill="none" draw:fill-color="#ffffff" draw:opacity="100%"/>
      <style:paragraph-properties fo:margin-left="0in" fo:margin-right="0in" fo:margin-top="0in" fo:margin-bottom="0in" loext:contextual-spacing="false" fo:text-align="start" style:justify-single-word="false" fo:orphans="2" fo:widows="2" fo:text-indent="0in" style:auto-text-indent="false" fo:background-color="transparent" fo:padding="0in" fo:border="none"/>
      <style:text-properties fo:font-variant="normal" fo:text-transform="none" fo:color="#494c4e" style:font-name="Lato" fo:font-size="14.25pt" fo:letter-spacing="normal" fo:font-style="normal" fo:font-weight="normal" fo:background-color="transparent" loext:padding="0in" loext:border="none"/>
    </style:style>
    <style:style style:name="T1" style:family="text">
      <style:text-properties fo:font-variant="normal" fo:text-transform="none" fo:color="#494c4e" style:font-name="Lato" fo:font-size="14.25pt" fo:letter-spacing="normal" fo:font-style="normal" fo:font-weight="normal"/>
    </style:style>
    <style:style style:name="T2" style:family="text">
      <style:text-properties fo:font-variant="normal" fo:text-transform="none" fo:color="#006fbf" style:text-line-through-style="none" style:text-line-through-type="none" style:font-name="Lato" fo:font-size="14.25pt" fo:letter-spacing="normal" fo:font-style="normal" style:text-underline-style="none" fo:font-weight="normal" style:text-blinking="false" fo:background-color="transparent" loext:char-shading-value="0" loext:padding="0in" loext:border="none"/>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Assignment 2</text:span>: Poisson and Binomial Distribution</text:p>
      <text:p text:style-name="P1"/>
      <text:p text:style-name="P1">Please refer to the class slides for this assignment. Complete the following and answer as part of the assignment. The assignment is due next Tuesday night. 11:59 PM. </text:p>
      <text:list xml:id="list862509522" text:style-name="L1">
        <text:list-item>
          <text:p text:style-name="P4"><text:span text:style-name="T1">Please read the Aviezinis paper </text:span><text:a xlink:type="simple" xlink:href="https://github.com/vu-resilient-distributed-systems/lectures-fall-2019/blob/master/Module-3-reliability/reading/algirdas_avizienis.pdf" text:style-name="Internet_20_link" text:visited-style-name="Visited_20_Internet_20_Link"><text:span text:style-name="T2">https://github.com/vu-resilient-distributed-systems/lectures-fall-2019/blob/master/Module-3-reliability/reading/algirdas_avizienis.pdf</text:span></text:a><text:span text:style-name="T1"> and write a one page review and submit with the assignment. [50 points]</text:span></text:p>
        </text:list-item>
        <text:list-item>
          <text:p text:style-name="P5">The following two questions are about the binomial distribution. </text:p>
          <text:list>
            <text:list-item>
              <text:p text:style-name="P6">Suppose that, in the general hard disk batch of 10,000 built by a company X, there is a 2% chance that a disk will have failure. What is the probability that no failure will be found in a random selection of four disks. [12.5 points]</text:p>
            </text:list-item>
            <text:list-item>
              <text:p text:style-name="P6">Suppose a quiz contains 20 true/false questions. You know the correct answer to the first 10 questions. You have no idea of the correct answer to questions 11 through 20 and decide to answer each using the coin toss method. Calculate the probability of obtaining a total quiz score of at least 85%. [12.5 points]</text:p>
            </text:list-item>
          </text:list>
        </text:list-item>
        <text:list-item>
          <text:p text:style-name="P6">This last question is about a Poisson distribution. Suppose on an average six customers come to a bank teller between 8 am and 12 am. What is the probability that exactly 2 customers will arrive in next 15 minutes. Hint: you have to first compute the mean number of customers that arrive in the interval of interest 15 minutes and then use that to compute the probability. [12.5 points].</text:p>
        </text:list-item>
        <text:list-item>
          <text:p text:style-name="P2">Suppose your web service has to be online for 30 days and must have an availability of 99%. Plot a chart showing the tradeoff between number of failures (1-10) and the average recovery time to maintain the 99% availability. [12.5 poi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Lucida Sans Unicode', 'Lucida Grand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22:26:33.425289102</meta:creation-date>
    <dc:date>2019-11-08T22:29:41.384451694</dc:date>
    <meta:editing-duration>PT3M8S</meta:editing-duration>
    <meta:editing-cycles>1</meta:editing-cycles>
    <meta:document-statistic meta:table-count="0" meta:image-count="0" meta:object-count="0" meta:page-count="1" meta:paragraph-count="8" meta:word-count="278" meta:character-count="1699" meta:non-whitespace-character-count="1433"/>
    <meta:generator>LibreOffice/6.0.7.3$Linux_X86_64 LibreOffice_project/00m0$Build-3</meta:generator>
  </office:meta>
</office:document-meta>
</file>